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b2b2b2" draw:textarea-horizontal-align="justify" draw:textarea-vertical-align="middle" draw:auto-grow-height="false" fo:min-height="0.65cm" fo:min-width="1.9cm"/>
    </style:style>
    <style:style style:name="gr2" style:family="graphic" style:parent-style-name="standard">
      <style:graphic-properties svg:stroke-color="#ff860d" draw:fill-color="#ffde59" draw:textarea-horizontal-align="justify" draw:textarea-vertical-align="middle" draw:auto-grow-height="false" fo:min-height="0.95cm" fo:min-width="2.6cm"/>
    </style:style>
    <style:style style:name="gr3" style:family="graphic" style:parent-style-name="standard">
      <style:graphic-properties svg:stroke-color="#ff860d" draw:fill-color="#ffde59" draw:textarea-horizontal-align="justify" draw:textarea-vertical-align="middle" draw:auto-grow-height="false" fo:min-height="0.85cm" fo:min-width="1.4cm"/>
    </style:style>
    <style:style style:name="gr4" style:family="graphic" style:parent-style-name="standard">
      <style:graphic-properties svg:stroke-color="#ff860d" draw:fill-color="#ffde59" draw:textarea-horizontal-align="justify" draw:textarea-vertical-align="middle" draw:auto-grow-height="false" fo:min-height="0.85cm" fo:min-width="2.7cm"/>
    </style:style>
    <style:style style:name="gr5" style:family="graphic" style:parent-style-name="standard">
      <style:graphic-properties svg:stroke-color="#ff860d" draw:fill-color="#ffde59" draw:textarea-horizontal-align="justify" draw:textarea-vertical-align="middle" draw:auto-grow-height="false" fo:min-height="0.85cm" fo:min-width="1.6cm"/>
    </style:style>
    <style:style style:name="gr6" style:family="graphic" style:parent-style-name="standard">
      <style:graphic-properties svg:stroke-color="#ff860d" draw:fill-color="#ffde59" draw:textarea-horizontal-align="justify" draw:textarea-vertical-align="middle" draw:auto-grow-height="false" fo:min-height="0.85cm" fo:min-width="2.6cm"/>
    </style:style>
    <style:style style:name="gr7" style:family="graphic" style:parent-style-name="standard">
      <style:graphic-properties svg:stroke-color="#5983b0" draw:fill-color="#729fcf" draw:opacity="84%" draw:textarea-horizontal-align="justify" draw:textarea-vertical-align="middle" draw:auto-grow-height="false" fo:min-height="0.95cm" fo:min-width="2.6cm"/>
    </style:style>
    <style:style style:name="gr8" style:family="graphic" style:parent-style-name="standard">
      <style:graphic-properties svg:stroke-color="#5983b0" draw:fill-color="#729fcf" draw:opacity="84%" draw:textarea-horizontal-align="justify" draw:textarea-vertical-align="middle" draw:auto-grow-height="false" fo:min-height="1.05cm" fo:min-width="2.6cm"/>
    </style:style>
    <style:style style:name="gr9" style:family="graphic" style:parent-style-name="standard">
      <style:graphic-properties svg:stroke-color="#5983b0" draw:fill-color="#729fcf" draw:opacity="84%" draw:textarea-horizontal-align="justify" draw:textarea-vertical-align="middle" draw:auto-grow-height="false" fo:min-height="0.95cm" fo:min-width="2.3cm"/>
    </style:style>
    <style:style style:name="gr10" style:family="graphic" style:parent-style-name="standard">
      <style:graphic-properties svg:stroke-color="#5983b0" draw:fill-color="#729fcf" draw:opacity="84%" draw:textarea-horizontal-align="justify" draw:textarea-vertical-align="middle" draw:auto-grow-height="false" fo:min-height="1.05cm" fo:min-width="2.3cm"/>
    </style:style>
    <style:style style:name="gr11" style:family="graphic" style:parent-style-name="standard">
      <style:graphic-properties svg:stroke-color="#5983b0" draw:fill-color="#729fcf" draw:opacity="84%" draw:textarea-horizontal-align="justify" draw:textarea-vertical-align="middle" draw:auto-grow-height="false" fo:min-height="0.85cm" fo:min-width="2.3cm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standard">
      <style:graphic-properties svg:stroke-color="#5983b0" draw:fill-color="#729fcf" draw:opacity="84%" draw:textarea-horizontal-align="justify" draw:textarea-vertical-align="middle" draw:auto-grow-height="false" fo:min-height="1.25cm" fo:min-width="2.6cm"/>
    </style:style>
    <style:style style:name="gr14" style:family="graphic" style:parent-style-name="standard">
      <style:graphic-properties svg:stroke-color="#5983b0" draw:fill-color="#729fcf" draw:opacity="84%" draw:textarea-vertical-align="middle"/>
    </style:style>
    <style:style style:name="gr15" style:family="graphic" style:parent-style-name="objectwithoutfill">
      <style:graphic-properties svg:stroke-color="#5983b0" draw:marker-end="" draw:marker-end-width="0.3cm" draw:fill="solid" draw:fill-color="#729fcf" draw:opacity="84%" draw:textarea-vertical-align="middle"/>
    </style:style>
    <style:style style:name="gr16" style:family="graphic" style:parent-style-name="standard">
      <style:graphic-properties svg:stroke-color="#5983b0" draw:fill-color="#729fcf" draw:opacity="84%" draw:textarea-horizontal-align="justify" draw:textarea-vertical-align="middle" draw:auto-grow-height="false" fo:min-height="0.95cm" fo:min-width="2.2cm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-color="#ffde59"/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-color="#729fcf" draw:opacity="84%"/>
      <style:paragraph-properties fo:margin-left="0cm" fo:margin-right="0cm" fo:text-align="center" fo:text-indent="0cm"/>
      <style:text-properties fo:font-size="10pt" fo:text-shadow="none" fo:font-weight="normal" style:font-size-asian="12pt" style:font-size-complex="12pt"/>
    </style:style>
    <style:style style:name="P6" style:family="paragraph">
      <loext:graphic-properties draw:fill-color="#729fcf" draw:opacity="84%"/>
      <style:paragraph-properties fo:margin-left="0cm" fo:margin-right="0cm" fo:text-align="center" fo:text-indent="0cm"/>
      <style:text-properties fo:text-shadow="none" fo:font-weight="normal"/>
    </style:style>
    <style:style style:name="P7" style:family="paragraph">
      <loext:graphic-properties draw:fill="solid" draw:fill-color="#729fcf" draw:opacity="84%"/>
      <style:paragraph-properties fo:margin-left="0cm" fo:margin-right="0cm" fo:text-align="center" fo:text-indent="0cm"/>
      <style:text-properties fo:text-shadow="none" fo:font-weight="normal"/>
    </style:style>
    <style:style style:name="P8" style:family="paragraph">
      <loext:graphic-properties draw:fill-color="#729fcf" draw:opacity="84%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fo:text-shadow="none" fo:font-weight="normal" style:font-size-asian="12pt" style:font-size-complex="12pt"/>
    </style:style>
    <style:style style:name="T3" style:family="text">
      <style:text-properties fo:font-size="10pt" fo:font-style="normal" fo:text-shadow="none" fo:font-weight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2" draw:id="id2" draw:layer="layout" svg:width="2.4cm" svg:height="0.9cm" svg:x="12.2cm" svg:y="1.1cm">
          <text:p text:style-name="P1"><text:span text:style-name="T1">Proyec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3.1cm" svg:height="1.2cm" svg:x="3.6cm" svg:y="2.8cm">
          <text:p text:style-name="P1"><text:span text:style-name="T1">Análisis de </text:span><text:span text:style-name="T1"><text:line-break/></text:span><text:span text:style-name="T1">requisi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3" draw:id="id3" draw:layer="layout" svg:width="1.9cm" svg:height="1.1cm" svg:x="9.301cm" svg:y="2.9cm">
          <text:p text:style-name="P1"><text:span text:style-name="T1">Diseño</text:span>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4" draw:id="id4" draw:layer="layout" svg:width="3.2cm" svg:height="1.1cm" svg:x="14.3cm" svg:y="2.9cm">
          <text:p text:style-name="P1"><text:span text:style-name="T1">Codificación</text:span>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5" draw:id="id5" draw:layer="layout" svg:width="2.1cm" svg:height="1.1cm" svg:x="19.201cm" svg:y="2.9cm">
          <text:p text:style-name="P1"><text:span text:style-name="T1">Pruebas</text:span> </text:p>
          <draw:enhanced-geometry svg:viewBox="0 0 21600 21600" draw:type="rectangle" draw:enhanced-path="M 0 0 L 21600 0 21600 21600 0 21600 0 0 Z N"/>
        </draw:custom-shape>
        <draw:custom-shape draw:style-name="gr6" draw:text-style-name="P3" xml:id="id6" draw:id="id6" draw:layer="layout" svg:width="3.1cm" svg:height="1.1cm" svg:x="23.4cm" svg:y="2.9cm">
          <text:p text:style-name="P1"><text:span text:style-name="T1">Operaciones</text:span> </text:p>
          <draw:enhanced-geometry svg:viewBox="0 0 21600 21600" draw:type="rectangle" draw:enhanced-path="M 0 0 L 21600 0 21600 21600 0 21600 0 0 Z N"/>
        </draw:custom-shape>
        <draw:custom-shape draw:style-name="gr7" draw:text-style-name="P5" xml:id="id13" draw:id="id13" draw:layer="layout" svg:width="3.1cm" svg:height="1.2cm" svg:x="4.2cm" svg:y="5.6cm">
          <text:p text:style-name="P4"><text:span text:style-name="T2">Especificación de</text:span><text:span text:style-name="T2"><text:line-break/></text:span><text:span text:style-name="T2">los requisitos </text:span><text:span text:style-name="T2"><text:line-break/></text:span><text:span text:style-name="T2">del sistema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4" draw:id="id14" draw:layer="layout" svg:width="3.1cm" svg:height="1.3cm" svg:x="4.2cm" svg:y="7.5cm">
          <text:p text:style-name="P4"><text:span text:style-name="T2">Modelado </text:span><text:span text:style-name="T2"><text:line-break/></text:span><text:span text:style-name="T2"> en análisi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7" draw:id="id17" draw:layer="layout" svg:width="2.8cm" svg:height="1.2cm" svg:x="9.201cm" svg:y="5.3cm">
          <text:p text:style-name="P4"><text:span text:style-name="T2">Diseño BD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xml:id="id7" draw:id="id7" draw:layer="layout" svg:width="2.8cm" svg:height="1.3cm" svg:x="14.4cm" svg:y="7.2cm">
          <text:p text:style-name="P4"><text:span text:style-name="T2">Codificar / Probar</text:span><text:span text:style-name="T2"><text:line-break/></text:span><text:span text:style-name="T2">modelos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10" draw:id="id10" draw:layer="layout" svg:width="2.8cm" svg:height="1.1cm" svg:x="14.4cm" svg:y="10.7cm">
          <text:p text:style-name="P4"><text:span text:style-name="T2">Codificar</text:span><text:span text:style-name="T2"><text:line-break/></text:span><text:span text:style-name="T2">templat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9" draw:id="id9" draw:layer="layout" svg:width="2.8cm" svg:height="1.2cm" svg:x="14.4cm" svg:y="9cm">
          <text:p text:style-name="P4"><text:span text:style-name="T2"><text:s/></text:span><text:span text:style-name="T2">Codificar / Probar </text:span><text:span text:style-name="T2"><text:line-break/></text:span><text:span text:style-name="T3">servicios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line-skew="0cm 0cm -0.201cm" svg:x1="5.15cm" svg:y1="2.8cm" svg:x2="13.4cm" svg:y2="2cm" draw:start-shape="id1" draw:start-glue-point="0" draw:end-shape="id2" draw:end-glue-point="2" svg:d="M5150 2800v-501h4300v1h3950v-300" svg:viewBox="0 0 8251 801">
          <text:p/>
        </draw:connector>
        <draw:connector draw:style-name="gr12" draw:text-style-name="P1" draw:layer="layout" draw:line-skew="0cm 1.501cm -2.201cm" svg:x1="10.251cm" svg:y1="2.9cm" svg:x2="13.4cm" svg:y2="2cm" draw:start-shape="id3" draw:start-glue-point="0" draw:end-shape="id2" draw:end-glue-point="2" svg:d="M10251 2900v-501h50v-99h3099v-300" svg:viewBox="0 0 3150 901">
          <text:p/>
        </draw:connector>
        <draw:connector draw:style-name="gr12" draw:text-style-name="P1" draw:layer="layout" draw:line-skew="1.701cm 3.301cm -0.201cm" svg:x1="15.9cm" svg:y1="2.9cm" svg:x2="13.4cm" svg:y2="2cm" draw:start-shape="id4" draw:start-glue-point="0" draw:end-shape="id2" draw:end-glue-point="2" svg:d="M15900 2900v-600h-900-1600v-300" svg:viewBox="0 0 2501 901">
          <text:p/>
        </draw:connector>
        <draw:connector draw:style-name="gr12" draw:text-style-name="P1" draw:layer="layout" draw:line-skew="0.001cm 3.75cm -0.201cm" svg:x1="20.251cm" svg:y1="2.9cm" svg:x2="13.4cm" svg:y2="2cm" draw:start-shape="id5" draw:start-glue-point="0" draw:end-shape="id2" draw:end-glue-point="2" svg:d="M20251 2900v-500h400v-100h-7251v-300" svg:viewBox="0 0 7252 901">
          <text:p/>
        </draw:connector>
        <draw:connector draw:style-name="gr12" draw:text-style-name="P1" draw:layer="layout" draw:line-skew="-0.201cm 6.05cm 0.101cm" svg:x1="13.4cm" svg:y1="2cm" svg:x2="24.95cm" svg:y2="2.9cm" draw:start-shape="id2" draw:start-glue-point="2" draw:end-shape="id6" draw:end-glue-point="0" svg:d="M13400 2000v300h11650v200h-100v400" svg:viewBox="0 0 11651 901">
          <text:p/>
        </draw:connector>
        <draw:custom-shape draw:style-name="gr11" draw:text-style-name="P5" xml:id="id11" draw:id="id11" draw:layer="layout" svg:width="2.8cm" svg:height="1.1cm" svg:x="14.4cm" svg:y="12.4cm">
          <text:p text:style-name="P4"><text:span text:style-name="T2">Codificar</text:span><text:span text:style-name="T2"><text:line-break/></text:span><text:span text:style-name="T2">estilos 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12" draw:id="id12" draw:layer="layout" svg:width="2.8cm" svg:height="1.1cm" svg:x="14.4cm" svg:y="14.2cm">
          <text:p text:style-name="P4"><text:span text:style-name="T2">Codificar / Probar</text:span></text:p>
          <text:p text:style-name="P4"><text:span text:style-name="T3">controladore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15" draw:id="id15" draw:layer="layout" svg:width="3.1cm" svg:height="1.2cm" svg:x="19.301cm" svg:y="5.8cm">
          <text:p text:style-name="P4"><text:span text:style-name="T2">Pruebas</text:span><text:span text:style-name="T2"><text:line-break/></text:span><text:span text:style-name="T2">de integración</text:span><text:span text:style-name="T2"><text:line-break/></text:span><text:span text:style-name="T2">del sistema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xml:id="id16" draw:id="id16" draw:layer="layout" svg:width="3.1cm" svg:height="1.5cm" svg:x="19.301cm" svg:y="7.7cm">
          <text:p text:style-name="P4"><text:span text:style-name="T2">Pruebas de</text:span><text:span text:style-name="T2"><text:line-break/></text:span><text:span text:style-name="T2">calidad, cobertura</text:span><text:span text:style-name="T2"><text:line-break/></text:span><text:span text:style-name="T2">y rendimiento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line-skew="-0.399cm -1.15cm" svg:x1="14.4cm" svg:y1="7.85cm" svg:x2="15.9cm" svg:y2="4cm" draw:start-shape="id7" draw:start-glue-point="3" draw:end-shape="id4" draw:end-glue-point="2" svg:d="M14400 7850h-900v-3400h2400v-450" svg:viewBox="0 0 2401 3851">
          <text:p/>
        </draw:connector>
        <draw:custom-shape draw:style-name="gr10" draw:text-style-name="P5" xml:id="id8" draw:id="id8" draw:layer="layout" svg:width="2.8cm" svg:height="1.3cm" svg:x="14.4cm" svg:y="5.2cm">
          <text:p text:style-name="P4"><text:span text:style-name="T2">Preparación</text:span><text:span text:style-name="T2"><text:line-break/></text:span><text:span text:style-name="T2">entorno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line-skew="-0.399cm -0.15cm" svg:x1="14.4cm" svg:y1="5.85cm" svg:x2="15.9cm" svg:y2="4cm" draw:start-shape="id8" draw:start-glue-point="3" draw:end-shape="id4" draw:end-glue-point="2" svg:d="M14400 5850h-900v-1400h2400v-450" svg:viewBox="0 0 2401 1851">
          <text:p/>
        </draw:connector>
        <draw:connector draw:style-name="gr12" draw:text-style-name="P1" draw:layer="layout" draw:line-skew="-0.337cm -2.05cm" svg:x1="14.4cm" svg:y1="9.6cm" svg:x2="15.9cm" svg:y2="4cm" draw:start-shape="id9" draw:start-glue-point="3" draw:end-shape="id4" draw:end-glue-point="2" svg:d="M14400 9600h-900v-5150h2400v-450" svg:viewBox="0 0 2401 5601">
          <text:p/>
        </draw:connector>
        <draw:connector draw:style-name="gr12" draw:text-style-name="P1" draw:layer="layout" draw:line-skew="-0.399cm -2.9cm" svg:x1="14.4cm" svg:y1="11.25cm" svg:x2="15.9cm" svg:y2="4cm" draw:start-shape="id10" draw:start-glue-point="3" draw:end-shape="id4" draw:end-glue-point="2" svg:d="M14400 11250h-900v-6800h2400v-450" svg:viewBox="0 0 2401 7251">
          <text:p/>
        </draw:connector>
        <draw:connector draw:style-name="gr14" draw:text-style-name="P6" draw:layer="layout" svg:x1="14.4cm" svg:y1="12.95cm" svg:x2="14.4cm" svg:y2="12.95cm" draw:start-shape="id11" draw:start-glue-point="3" draw:end-shape="id11" draw:end-glue-point="3" svg:d="M14400 12950z" svg:viewBox="0 0 1 1">
          <text:p/>
        </draw:connector>
        <draw:connector draw:style-name="gr12" draw:text-style-name="P1" draw:layer="layout" draw:line-skew="-0.399cm -4.65cm" svg:x1="14.4cm" svg:y1="14.75cm" svg:x2="15.9cm" svg:y2="4cm" draw:start-shape="id12" draw:start-glue-point="3" draw:end-shape="id4" draw:end-glue-point="2" svg:d="M14400 14750h-900v-10300h2400v-450" svg:viewBox="0 0 2401 10751">
          <text:p/>
        </draw:connector>
        <draw:line draw:style-name="gr15" draw:text-style-name="P7" draw:layer="layout" svg:x1="14.4cm" svg:y1="13cm" svg:x2="13.5cm" svg:y2="13cm">
          <text:p/>
        </draw:line>
        <draw:connector draw:style-name="gr12" draw:text-style-name="P1" draw:layer="layout" draw:line-skew="0cm -0.3cm" svg:x1="4.2cm" svg:y1="6.2cm" svg:x2="5.15cm" svg:y2="4cm" draw:start-shape="id13" draw:start-glue-point="3" draw:end-shape="id1" draw:end-glue-point="2" svg:d="M4200 6200h-501v-1700h1451v-500" svg:viewBox="0 0 1452 2201">
          <text:p/>
        </draw:connector>
        <draw:connector draw:style-name="gr12" draw:text-style-name="P1" draw:layer="layout" draw:line-skew="0cm -1.25cm" svg:x1="4.2cm" svg:y1="8.15cm" svg:x2="5.15cm" svg:y2="4cm" draw:start-shape="id14" draw:start-glue-point="3" draw:end-shape="id1" draw:end-glue-point="2" svg:d="M4200 8150h-501v-3650h1451v-500" svg:viewBox="0 0 1452 4151">
          <text:p/>
        </draw:connector>
        <draw:connector draw:style-name="gr12" draw:text-style-name="P1" draw:layer="layout" draw:line-skew="0cm -0.1cm" svg:x1="19.301cm" svg:y1="6.4cm" svg:x2="20.251cm" svg:y2="4cm" draw:start-shape="id15" draw:start-glue-point="3" draw:end-shape="id5" draw:end-glue-point="2" svg:d="M19301 6400h-501v-1600h1451v-800" svg:viewBox="0 0 1452 2401">
          <text:p/>
        </draw:connector>
        <draw:connector draw:style-name="gr12" draw:text-style-name="P1" draw:layer="layout" draw:line-skew="0cm -1.05cm" svg:x1="19.301cm" svg:y1="8.45cm" svg:x2="20.251cm" svg:y2="4cm" draw:start-shape="id16" draw:start-glue-point="3" draw:end-shape="id5" draw:end-glue-point="2" svg:d="M19301 8450h-501v-3650h1451v-800" svg:viewBox="0 0 1452 4451">
          <text:p/>
        </draw:connector>
        <draw:connector draw:style-name="gr12" draw:text-style-name="P1" draw:layer="layout" draw:line-skew="0.001cm -0.25cm" svg:x1="9.201cm" svg:y1="5.9cm" svg:x2="10.251cm" svg:y2="4cm" draw:start-shape="id17" draw:start-glue-point="3" draw:end-shape="id3" draw:end-glue-point="2" svg:d="M9201 5900h-500v-1500h1550v-400" svg:viewBox="0 0 1551 1901">
          <text:p/>
        </draw:connector>
        <draw:custom-shape draw:style-name="gr16" draw:text-style-name="P5" xml:id="id18" draw:id="id18" draw:layer="layout" svg:width="2.7cm" svg:height="1.2cm" svg:x="23.9cm" svg:y="5.8cm">
          <text:p text:style-name="P4"><text:span text:style-name="T2">Despliegue</text:span><text:span text:style-name="T2"><text:line-break/></text:span><text:span text:style-name="T2">del sistema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line-skew="0cm -0.2cm" svg:x1="23.9cm" svg:y1="6.4cm" svg:x2="24.95cm" svg:y2="4cm" draw:start-shape="id18" draw:start-glue-point="3" draw:end-shape="id6" draw:end-glue-point="2" svg:d="M23900 6400h-501v-1700h1551v-700" svg:viewBox="0 0 1552 2401">
          <text:p/>
        </draw:connector>
        <draw:custom-shape draw:style-name="gr10" draw:text-style-name="P5" xml:id="id20" draw:id="id20" draw:layer="layout" svg:width="2.8cm" svg:height="1.3cm" svg:x="9.201cm" svg:y="7.4cm">
          <text:p text:style-name="P4"><text:span text:style-name="T2">Diseño </text:span><text:span text:style-name="T2"><text:line-break/></text:span><text:span text:style-name="T2">arquitectónico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xml:id="id19" draw:id="id19" draw:layer="layout" svg:width="2.8cm" svg:height="1.3cm" svg:x="9.201cm" svg:y="11.3cm">
          <text:p text:style-name="P4"><text:span text:style-name="T2">Diseño</text:span><text:span text:style-name="T2"><text:line-break/></text:span><text:span text:style-name="T2">GUI</text:span></text:p>
          <draw:enhanced-geometry svg:viewBox="0 0 21600 21600" draw:type="rectangle" draw:enhanced-path="M 0 0 L 21600 0 21600 21600 0 21600 0 0 Z N"/>
        </draw:custom-shape>
        <draw:connector draw:style-name="gr14" draw:text-style-name="P8" draw:layer="layout" svg:x1="9.201cm" svg:y1="11.95cm" svg:x2="10.261cm" svg:y2="4.424cm" draw:start-shape="id19" draw:start-glue-point="3" svg:d="M9201 11950h-501v-7526h1561" svg:viewBox="0 0 1562 7527">
          <text:p/>
        </draw:connector>
        <draw:connector draw:style-name="gr12" draw:text-style-name="P1" draw:layer="layout" draw:line-skew="0cm -1.3cm" svg:x1="9.201cm" svg:y1="8.05cm" svg:x2="10.251cm" svg:y2="4cm" draw:start-shape="id20" draw:start-glue-point="3" draw:end-shape="id3" draw:end-glue-point="2" svg:d="M9201 8050h-501v-3650h1551v-400" svg:viewBox="0 0 1552 4051">
          <text:p/>
        </draw:connector>
        <draw:custom-shape draw:style-name="gr10" draw:text-style-name="P5" xml:id="id21" draw:id="id21" draw:layer="layout" svg:width="2.8cm" svg:height="1.3cm" svg:x="9.301cm" svg:y="9.3cm">
          <text:p text:style-name="P4"><text:span text:style-name="T2">Diseño de </text:span><text:span text:style-name="T2"><text:line-break/></text:span><text:span text:style-name="T2">la interacción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line-skew="-0.099cm -2.2cm" svg:x1="9.301cm" svg:y1="9.95cm" svg:x2="10.251cm" svg:y2="4cm" draw:start-shape="id21" draw:start-glue-point="3" draw:end-shape="id3" draw:end-glue-point="2" svg:d="M9301 9950h-600v-5500h1550v-450" svg:viewBox="0 0 1551 59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6T16:06:48.286634434</meta:creation-date>
    <dc:date>2019-12-18T15:06:52.292671276</dc:date>
    <meta:editing-duration>PT1H35M9S</meta:editing-duration>
    <meta:editing-cycles>53</meta:editing-cycles>
    <meta:generator>LibreOffice/6.2.7.1$Linux_X86_64 LibreOffice_project/20$Build-1</meta:generator>
    <meta:document-statistic meta:object-count="42"/>
  </office:meta>
</office:document-meta>
</file>